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6000002CCF23BF5CA94D3D6DC.png" manifest:media-type="image/png"/>
  <manifest:file-entry manifest:full-path="Pictures/1000020100000248000001645AAA4738A2CC4029.png" manifest:media-type="image/png"/>
  <manifest:file-entry manifest:full-path="Pictures/100002010000028A0000009480DC70CF3E3D54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2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9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3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2.2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4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7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89cm"/>
    </style:style>
    <style:style style:name="gr11" style:family="graphic">
      <style:graphic-properties style:protect="siz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827cm"/>
    </style:style>
    <style:style style:name="gr14" style:family="graphic" style:parent-style-name="standard">
      <style:graphic-properties draw:stroke="dash" draw:stroke-dash="Ultrafine_20_Dashed" svg:stroke-color="#ffffff" draw:marker-start="" draw:fill="none" draw:opacity="100%" draw:opacity-name="Transparency_20_5" fo:min-height="0.844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55cm, 4.179cm, 0cm, 0cm)" draw:image-opacity="100%" style:mirror="none"/>
    </style:style>
    <style:style style:name="gr16" style:family="graphic" style:parent-style-name="standard">
      <style:graphic-properties draw:stroke="none" draw:fill="none" fo:min-height="0.3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074cm, 0cm, 6.548cm, 18.664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paragraph-properties fo:margin-top="0.42cm" fo:margin-bottom="0.35cm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opacity="100%" draw:opacity-name="Transparency_20_5"/>
      <style:paragraph-properties fo:margin-top="0.42cm" fo:margin-bottom="0.35cm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text-properties style:font-name="Times New Roman" fo:font-style="italic" style:font-style-asian="italic" style:font-style-complex="italic"/>
    </style:style>
    <style:style style:name="P11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fo:font-size="14pt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2.77cm" svg:height="3.963cm" svg:x="3.2cm" svg:y="7.4cm">
          <draw:image xlink:href="Pictures/100002010000028A0000009480DC70CF3E3D5470.png" xlink:type="simple" xlink:show="embed" xlink:actuate="onLoad">
            <text:p/>
          </draw:image>
        </draw:frame>
        <draw:frame draw:style-name="gr2" draw:text-style-name="P2" draw:layer="layout" svg:width="3.321cm" svg:height="1.361cm" svg:x="1.818cm" svg:y="6.039cm">
          <draw:text-box>
            <text:p><text:span text:style-name="T1"># Bank </text:span></text:p>
            <text:p><text:span text:style-name="T1">Transactions</text:span></text:p>
          </draw:text-box>
        </draw:frame>
        <draw:frame draw:style-name="gr3" draw:text-style-name="P2" draw:layer="layout" svg:width="3.453cm" svg:height="1.361cm" draw:transform="rotate (1.5707963267949) translate (5.727cm 14.837cm)">
          <draw:text-box>
            <text:p><text:span text:style-name="T1">29.11.2019</text:span></text:p>
            <text:p><text:span text:style-name="T2">Black Friday</text:span></text:p>
          </draw:text-box>
        </draw:frame>
        <draw:frame draw:style-name="gr4" draw:text-style-name="P2" draw:layer="layout" svg:width="2.983cm" svg:height="0.806cm" draw:transform="rotate (1.5707963267949) translate (3.438cm 14.869cm)">
          <draw:text-box>
            <text:p><text:span text:style-name="T1">28.11.2019</text:span></text:p>
          </draw:text-box>
        </draw:frame>
        <draw:frame draw:style-name="gr4" draw:text-style-name="P2" draw:layer="layout" svg:width="2.983cm" svg:height="0.806cm" draw:transform="rotate (1.5707963267949) translate (8.6cm 14.883cm)">
          <draw:text-box>
            <text:p><text:span text:style-name="T1">30.11.2019</text:span></text:p>
          </draw:text-box>
        </draw:frame>
        <draw:line draw:style-name="gr5" draw:text-style-name="P1" draw:layer="layout" svg:x1="6.6cm" svg:y1="11.6cm" svg:x2="6.6cm" svg:y2="10.6cm">
          <text:p/>
        </draw:line>
        <draw:frame draw:style-name="gr6" draw:text-style-name="P2" draw:layer="layout" svg:width="2.708cm" svg:height="2.471cm" draw:transform="rotate (1.5707963267949) translate (13.689cm 14.837cm)">
          <draw:text-box>
            <text:p><text:span text:style-name="T1">3.01.2020</text:span></text:p>
            <text:p><text:span text:style-name="T2">Iranian </text:span></text:p>
            <text:p><text:span text:style-name="T2">General </text:span></text:p>
            <text:p><text:span text:style-name="T2">Death</text:span></text:p>
          </draw:text-box>
        </draw:frame>
        <draw:frame draw:style-name="gr4" draw:text-style-name="P2" draw:layer="layout" svg:width="2.983cm" svg:height="0.806cm" draw:transform="rotate (1.5707963267949) translate (11.4cm 14.869cm)">
          <draw:text-box>
            <text:p><text:span text:style-name="T1">27.11.2019</text:span></text:p>
          </draw:text-box>
        </draw:frame>
        <draw:frame draw:style-name="gr4" draw:text-style-name="P2" draw:layer="layout" svg:width="2.983cm" svg:height="0.806cm" draw:transform="rotate (1.5707963267949) translate (16.862cm 14.869cm)">
          <draw:text-box>
            <text:p><text:span text:style-name="T1">10.01.2020</text:span></text:p>
          </draw:text-box>
        </draw:frame>
        <draw:line draw:style-name="gr5" draw:text-style-name="P1" draw:layer="layout" svg:x1="14.662cm" svg:y1="11.6cm" svg:x2="14.662cm" svg:y2="10.6cm">
          <text:p/>
        </draw:line>
        <draw:frame draw:style-name="gr7" draw:text-style-name="P2" draw:layer="layout" svg:width="3.995cm" svg:height="1.361cm" svg:x="9.6cm" svg:y="6.046cm">
          <draw:text-box>
            <text:p><text:span text:style-name="T1"># Tweets about </text:span></text:p>
            <text:p><text:span text:style-name="T1">Donald Trump</text:span></text:p>
          </draw:text-box>
        </draw:frame>
        <draw:frame draw:style-name="gr8" draw:text-style-name="P2" draw:layer="layout" svg:width="3.288cm" svg:height="1.361cm" svg:x="17.912cm" svg:y="6.039cm">
          <draw:text-box>
            <text:p><text:span text:style-name="T1">Gene </text:span></text:p>
            <text:p><text:span text:style-name="T1">Dependency</text:span></text:p>
          </draw:text-box>
        </draw:frame>
        <draw:line draw:style-name="gr5" draw:text-style-name="P1" draw:layer="layout" svg:x1="22.862cm" svg:y1="11.601cm" svg:x2="22.862cm" svg:y2="10.601cm">
          <text:p/>
        </draw:line>
        <draw:frame draw:style-name="gr9" draw:text-style-name="P2" draw:layer="layout" svg:width="2.758cm" svg:height="1.361cm" svg:x="23.8cm" svg:y="11.6cm">
          <draw:text-box>
            <text:p><text:span text:style-name="T1">Genomic </text:span></text:p>
            <text:p><text:span text:style-name="T1">Biomarker</text:span></text:p>
          </draw:text-box>
        </draw:frame>
        <draw:frame draw:style-name="gr10" draw:text-style-name="P2" draw:layer="layout" svg:width="3.389cm" svg:height="1.361cm" draw:transform="rotate (1.5707963267949) translate (22.2cm 15cm)">
          <draw:text-box>
            <text:p><text:span text:style-name="T2">Disease</text:span></text:p>
            <text:p><text:span text:style-name="T2">Progression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2" draw:text-style-name="P4" draw:layer="layout" svg:width="14.158cm" svg:height="9.825cm" svg:x="11.4cm" svg:y="1.936cm">
          <draw:image xlink:href="Pictures/1000020100000248000001645AAA4738A2CC4029.png" xlink:type="simple" xlink:show="embed" xlink:actuate="onLoad">
            <text:p/>
          </draw:image>
        </draw:frame>
        <draw:frame draw:style-name="gr13" draw:text-style-name="P6" draw:layer="layout" svg:width="4.232cm" svg:height="1.077cm" svg:x="21.259cm" svg:y="11.923cm">
          <draw:text-box>
            <text:p text:style-name="P5"><text:span text:style-name="T3">STAND_T</text:span><text:span text:style-name="T3">O_SIT</text:span></text:p>
          </draw:text-box>
        </draw:frame>
        <draw:frame draw:style-name="gr14" draw:text-style-name="P7" draw:layer="layout" svg:width="4.817cm" svg:height="1.094cm" draw:transform="rotate (1.5707963267949) translate (25.785cm 12.178cm)">
          <draw:text-box>
            <text:p text:style-name="P5"><text:span text:style-name="T3">STAND_T</text:span><text:span text:style-name="T3">O_LIE</text:span></text:p>
          </draw:text-box>
        </draw:frame>
        <draw:frame draw:style-name="gr15" draw:text-style-name="P4" draw:layer="layout" svg:width="8.999cm" svg:height="8.4cm" svg:x="1.2cm" svg:y="2.2cm">
          <draw:image xlink:href="Pictures/1000020100000356000002CCF23BF5CA94D3D6DC.png" xlink:type="simple" xlink:show="embed" xlink:actuate="onLoad">
            <text:p/>
          </draw:image>
        </draw:frame>
        <draw:frame draw:style-name="gr16" draw:text-style-name="P9" draw:layer="layout" svg:width="5.789cm" svg:height="0.646cm" svg:x="13.611cm" svg:y="3.354cm">
          <draw:text-box>
            <text:p text:style-name="P8">, </text:p>
          </draw:text-box>
        </draw:frame>
        <draw:frame draw:style-name="gr13" draw:text-style-name="P6" draw:layer="layout" svg:width="4.232cm" svg:height="1.077cm" draw:transform="rotate (1.5707963267949) translate (0.4cm 6.232cm)">
          <draw:text-box>
            <text:p text:style-name="P5"><text:span text:style-name="T3">STAND_TO_SIT</text:span></text:p>
          </draw:text-box>
        </draw:frame>
        <draw:frame draw:style-name="gr14" draw:text-style-name="P7" draw:layer="layout" svg:width="4.817cm" svg:height="1.094cm" draw:transform="rotate (1.5707963267949) translate (0.383cm 10.617cm)">
          <draw:text-box>
            <text:p text:style-name="P5"><text:span text:style-name="T3">STAND_TO_LIE</text:span></text:p>
          </draw:text-box>
        </draw:frame>
        <draw:frame draw:style-name="gr17" draw:text-style-name="P11" draw:layer="layout" svg:width="0.68cm" svg:height="0.954cm" svg:x="2.4cm" svg:y="10.646cm">
          <draw:text-box>
            <text:p text:style-name="P10"><text:span text:style-name="T4">t</text:span></text:p>
          </draw:text-box>
        </draw:frame>
        <draw:frame draw:style-name="gr17" draw:text-style-name="P11" draw:layer="layout" svg:width="1.425cm" svg:height="0.954cm" svg:x="6.175cm" svg:y="10.646cm">
          <draw:text-box>
            <text:p><text:span text:style-name="T4">t+1</text:span></text:p>
          </draw:text-box>
        </draw:frame>
        <draw:frame draw:style-name="gr18" draw:text-style-name="P4" draw:layer="layout" svg:width="1.919cm" svg:height="2.599cm" svg:x="8.681cm" svg:y="0.6cm">
          <draw:image xlink:href="Pictures/1000020100000356000002CCF23BF5CA94D3D6DC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2T17:31:21.853982789</meta:creation-date>
    <dc:date>2020-01-12T18:16:38.744442289</dc:date>
    <meta:editing-duration>PT12M7S</meta:editing-duration>
    <meta:editing-cycles>3</meta:editing-cycles>
    <meta:generator>LibreOffice/5.1.6.2$Linux_X86_64 LibreOffice_project/10m0$Build-2</meta:generator>
    <meta:document-statistic meta:object-count="50"/>
  </office:meta>
</office:document-meta>
</file>